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ns42="http://openoffice.org/2009/office" xmlns:svg="urn:oasis:names:tc:opendocument:xmlns:svg-compatible:1.0" xmlns:draw="urn:oasis:names:tc:opendocument:xmlns:drawing:1.0" xmlns:fo="urn:oasis:names:tc:opendocument:xmlns:xsl-fo-compatible:1.0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ns42="http://openoffice.org/2009/office" xmlns:svg="urn:oasis:names:tc:opendocument:xmlns:svg-compatible:1.0" xmlns:draw="urn:oasis:names:tc:opendocument:xmlns:drawing:1.0" xmlns:fo="urn:oasis:names:tc:opendocument:xmlns:xsl-fo-compatible:1.0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ns42:rsid="00025c9c" ns42:paragraph-rsid="00025c9c"/>
    </style:style>
    <style:style style:name="T1" style:family="text">
      <style:text-properties ns42:rsid="000311ba"/>
    </style:style>
    <style:style style:name="underline" style:family="text" style:display-name="underline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 : Mathieu</text:p>
      <text:p text:style-name="P1"/>
      <text:p text:style-name="P1">Address : Rue du fromage baguette</text:p>
      <text:p text:style-name="P1"/>
      <text:p text:style-name="P1"><text:span text:style-name="T1"><text:span text:style-name="">est il est toujours pas la</text:span><text:span text:style-name="">.</text:span></text:span><text:span text:style-name="">Ceci n’est pas sousligner mais </text:span><text:span text:style-name="underline">ceci l’est</text:span><text:span text:style-name=""> plus ceci ne l’est plus </text:span><text:span text:style-name="underline">est le voici de retour</text:span><text:span text:style-name=""> mais il est partie </text:span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ns42="http://openoffice.org/2009/office" xmlns:svg="urn:oasis:names:tc:opendocument:xmlns:svg-compatible:1.0" xmlns:draw="urn:oasis:names:tc:opendocument:xmlns:drawing:1.0" xmlns:fo="urn:oasis:names:tc:opendocument:xmlns:xsl-fo-compatible:1.0" xmlns:loext="urn:org:documentfoundation:names:experimental:office:xmlns:loext:1.0" xmlns:table="urn:oasis:names:tc:opendocument:xmlns:table:1.0" xmlns:manifest="urn:oasis:names:tc:opendocument:xmlns:manifest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ns42="http://openoffice.org/2009/office" xmlns:svg="urn:oasis:names:tc:opendocument:xmlns:svg-compatible:1.0" xmlns:draw="urn:oasis:names:tc:opendocument:xmlns:drawing:1.0" xmlns:fo="urn:oasis:names:tc:opendocument:xmlns:xsl-fo-compatible:1.0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1-11-12T11:02:25.677344854</meta:creation-date>
    <dc:date>2021-11-12T12:31:02.262823224</dc:date>
    <meta:editing-duration>PT4M22S</meta:editing-duration>
    <meta:editing-cycles>3</meta:editing-cycles>
    <meta:document-statistic meta:table-count="0" meta:image-count="0" meta:object-count="0" meta:page-count="1" meta:paragraph-count="3" meta:word-count="33" meta:character-count="206" meta:non-whitespace-character-count="176"/>
    <meta:generator>ODFPY/1.4.1</meta:generator>
  </office:meta>
</office:document-meta>
</file>